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/>
    <style:font-face style:name="Fira Mono" svg:font-family="'Fira Mono'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 style:list-style-name="OrgNumberedList">
      <style:paragraph-properties fo:margin-left="0in" fo:margin-right="0.3937in" fo:text-indent="0in" style:auto-text-indent="false"/>
    </style:style>
    <style:style style:name="P3" style:family="paragraph" style:parent-style-name="Quotations" style:list-style-name="OrgNumberedList">
      <style:paragraph-properties fo:margin-left="0in" fo:margin-right="0.3937in" fo:text-indent="0in" style:auto-text-indent="false"/>
      <style:text-properties officeooo:paragraph-rsid="000865b2"/>
    </style:style>
    <style:style style:name="P4" style:family="paragraph" style:parent-style-name="Quotations" style:list-style-name="OrgNumberedList">
      <style:paragraph-properties fo:margin-left="0in" fo:margin-right="0.3937in" fo:text-indent="0in" style:auto-text-indent="false"/>
      <style:text-properties officeooo:paragraph-rsid="0009f870"/>
    </style:style>
    <style:style style:name="P5" style:family="paragraph" style:parent-style-name="Quotations">
      <style:paragraph-properties fo:margin-left="0in" fo:margin-right="0.3937in" fo:text-indent="0in" style:auto-text-indent="false"/>
    </style:style>
    <style:style style:name="P6" style:family="paragraph" style:parent-style-name="Quotations">
      <style:paragraph-properties fo:margin-left="0in" fo:margin-right="0.3937in" fo:text-indent="0in" style:auto-text-indent="false"/>
      <style:text-properties officeooo:paragraph-rsid="000766a0"/>
    </style:style>
    <style:style style:name="P7" style:family="paragraph" style:parent-style-name="Quotations">
      <style:paragraph-properties fo:margin-left="0.4925in" fo:margin-right="0.3937in" fo:text-indent="0in" style:auto-text-indent="false"/>
      <style:text-properties officeooo:paragraph-rsid="000766a0"/>
    </style:style>
    <style:style style:name="P8" style:family="paragraph" style:parent-style-name="Quotations">
      <style:paragraph-properties fo:margin-left="0in" fo:margin-right="0.3937in" fo:text-indent="0in" style:auto-text-indent="false"/>
      <style:text-properties officeooo:paragraph-rsid="000865b2"/>
    </style:style>
    <style:style style:name="P9" style:family="paragraph" style:parent-style-name="Quotations" style:list-style-name="OrgNumberedList">
      <style:paragraph-properties fo:margin-left="0in" fo:margin-right="0.3937in" fo:text-indent="0in" style:auto-text-indent="false"/>
      <style:text-properties fo:font-size="10.5pt" officeooo:paragraph-rsid="000865b2" style:font-size-asian="10.5pt" style:font-size-complex="10.5pt"/>
    </style:style>
    <style:style style:name="P10" style:family="paragraph" style:parent-style-name="Quotations">
      <style:paragraph-properties fo:margin-left="0.4925in" fo:margin-right="0.3937in" fo:text-indent="0in" style:auto-text-indent="false"/>
    </style:style>
    <style:style style:name="P11" style:family="paragraph" style:parent-style-name="Text_20_body" style:list-style-name="OrgNumberedList"/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0865b2" officeooo:paragraph-rsid="000865b2"/>
    </style:style>
    <style:style style:name="P13" style:family="paragraph" style:parent-style-name="Text_20_body" style:list-style-name="OrgNumberedList">
      <style:text-properties fo:font-weight="bold" style:font-weight-asian="bold" style:font-weight-complex="bold"/>
    </style:style>
    <style:style style:name="T1" style:family="text">
      <style:text-properties style:font-name="Fira Mono"/>
    </style:style>
    <style:style style:name="T2" style:family="text">
      <style:text-properties style:font-name="Fira Mono" officeooo:rsid="00070c23"/>
    </style:style>
    <style:style style:name="T3" style:family="text">
      <style:text-properties style:font-name="Fira Mono" officeooo:rsid="000766a0"/>
    </style:style>
    <style:style style:name="T4" style:family="text">
      <style:text-properties style:font-name="Fira Mono" fo:font-size="10.5pt" style:font-size-asian="10.5pt" style:font-size-complex="10.5pt"/>
    </style:style>
    <style:style style:name="T5" style:family="text">
      <style:text-properties style:font-name="Fira Mono" fo:font-size="10.5pt" officeooo:rsid="00070c23" style:font-size-asian="10.5pt" style:font-size-complex="10.5pt"/>
    </style:style>
    <style:style style:name="T6" style:family="text">
      <style:text-properties style:font-name="Fira Mono" fo:font-size="10.5pt" officeooo:rsid="000766a0" style:font-size-asian="10.5pt" style:font-size-complex="10.5pt"/>
    </style:style>
    <style:style style:name="T7" style:family="text">
      <style:text-properties style:font-name="Fira Mono" fo:font-size="10.5pt" officeooo:rsid="00088310" style:font-size-asian="10.5pt" style:font-size-complex="10.5pt"/>
    </style:style>
    <style:style style:name="T8" style:family="text">
      <style:text-properties style:font-name="Fira Mono" fo:font-size="10.5pt" officeooo:rsid="0008cd10" style:font-size-asian="10.5pt" style:font-size-complex="10.5pt"/>
    </style:style>
    <style:style style:name="T9" style:family="text">
      <style:text-properties style:font-name="Fira Mono" fo:font-size="10.5pt" officeooo:rsid="0009f870" style:font-size-asian="10.5pt" style:font-size-complex="10.5pt"/>
    </style:style>
    <style:style style:name="T10" style:family="text">
      <style:text-properties style:font-name="Fira Mono" fo:font-size="10.5pt" style:font-size-asian="9.14999961853027pt" style:font-size-complex="10.5pt"/>
    </style:style>
    <style:style style:name="T11" style:family="text">
      <style:text-properties style:font-name="Fira Mono" officeooo:rsid="000865b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088310" style:font-size-asian="10.5pt" style:font-size-complex="10.5pt"/>
    </style:style>
    <style:style style:name="T15" style:family="text">
      <style:text-properties fo:font-size="10.5pt" officeooo:rsid="0008cd10" style:font-size-asian="10.5pt" style:font-size-complex="10.5pt"/>
    </style:style>
    <style:style style:name="T16" style:family="text">
      <style:text-properties fo:font-size="10.5pt" officeooo:rsid="0009f870" style:font-size-asian="10.5pt" style:font-size-complex="10.5pt"/>
    </style:style>
    <style:style style:name="T17" style:family="text">
      <style:text-properties officeooo:rsid="000865b2"/>
    </style:style>
    <style:style style:name="T18" style:family="text">
      <style:text-properties style:font-name="Times new roman" officeooo:rsid="000865b2"/>
    </style:style>
    <style:style style:name="T19" style:family="text">
      <style:text-properties style:font-name="Times new roman" fo:font-weight="bold" officeooo:rsid="000865b2" style:font-weight-asian="bold" style:font-weight-complex="bold"/>
    </style:style>
    <style:style style:name="T20" style:family="text">
      <style:text-properties officeooo:rsid="00088310"/>
    </style:style>
    <style:style style:name="T21" style:family="text">
      <style:text-properties style:font-name="F" fo:font-size="10.5pt" style:font-size-asian="10.5pt" style:font-size-complex="10.5pt"/>
    </style:style>
    <style:style style:name="T22" style:family="text">
      <style:text-properties style:font-name="F" fo:font-size="10.5pt" officeooo:rsid="00088310" style:font-size-asian="10.5pt" style:font-size-complex="10.5pt"/>
    </style:style>
    <style:style style:name="T23" style:family="text">
      <style:text-properties officeooo:rsid="0008cd10"/>
    </style:style>
    <style:style style:name="T24" style:family="text">
      <style:text-properties officeooo:rsid="0009f87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865b2" style:font-weight-asian="bold" style:font-weight-complex="bold"/>
    </style:style>
    <style:style style:name="T27" style:family="text">
      <style:text-properties officeooo:rsid="000b63e9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20_1" text:outline-level="1" text:is-list-header="true"><text:bookmark-start text:name="OrgXref.org9788e82"/><text:bookmark text:name="org9788e82"/>Review: Control flow with <text:span text:style-name="OrgCode">if</text:span>, <text:span text:style-name="OrgCode">else</text:span>, <text:span text:style-name="OrgCode">else if</text:span> <text:bookmark-end text:name="OrgXref.org9788e82"/></text:h>
      <text:list xml:id="list4230928297" text:style-name="OrgNumberedList">
        <text:list-header>
          <text:p text:style-name="P11"><text:span text:style-name="T26">1. </text:span><text:span text:style-name="T25">Guess the type of </text:span><text:span text:style-name="OrgCode"><text:span text:style-name="T25">if</text:span></text:span><text:span text:style-name="T25"> structure and the required pseudocode. </text:span></text:p>
          <text:p text:style-name="P2">You’re exploring a dungeon. If you have enough gold (&gt; 50), you <text:span text:style-name="T4">repair your armor</text:span>. If your health is low (&lt; 30), you<text:span text:style-name="T13"> </text:span><text:span text:style-name="T4">rest to recover.</text:span> These actions are <text:span text:style-name="T12">independent and can both happen</text:span>. Write pseudocode with the correct <text:span text:style-name="OrgCode">if</text:span> structure. </text:p>
        </text:list-header>
      </text:list>
      <text:p text:style-name="P10"><text:span text:style-name="T2"><text:s/></text:span><text:span text:style-name="T5">SET gold = 75<text:line-break/> SET health = 20<text:line-break/> </text:span><text:span text:style-name="T6">PRINT “You take a moment to assess your status…”</text:span></text:p>
      <text:p text:style-name="P5"><text:span text:style-name="T3"/></text:p>
      <text:p text:style-name="Quotations"><text:span text:style-name="T3"/></text:p>
      <text:p text:style-name="Quotations"><text:span text:style-name="T3"/></text:p>
      <text:p text:style-name="Quotations"><text:span text:style-name="T3"/></text:p>
      <text:list xml:id="list202512504358498" text:continue-numbering="true" text:style-name="OrgNumberedList">
        <text:list-header>
          <text:p text:style-name="P11"><text:span text:style-name="T26">2. </text:span><text:span text:style-name="T25">Guess the type of </text:span><text:span text:style-name="OrgCode"><text:span text:style-name="T25">if</text:span></text:span><text:span text:style-name="T25"> structure and the required pseudocode.</text:span> </text:p>
          <text:p text:style-name="P2">You trigger a trap in the dungeon. Your fate depends on your <text:span text:style-name="T1">agility</text:span> (1-100). Write pseudocode with the correct <text:span text:style-name="OrgCode">if</text:span> structure for these outcomes: Agility ≥ 80: <text:span text:style-name="T4">"You dodge the trap easily!"</text:span>, Agility ≥ 50: <text:span text:style-name="T4">"You stumble but avoid the trap."</text:span>, Agility ≥ 20: "You’re hit but survive.", Otherwise: "The trap defeats you." </text:p>
        </text:list-header>
      </text:list>
      <text:p text:style-name="P7"><text:span text:style-name="T2"><text:s/></text:span><text:span text:style-name="T5">SET </text:span><text:span text:style-name="T6">agility = 45</text:span><text:span text:style-name="T5"><text:line-break/> </text:span><text:span text:style-name="T6">PRINT “A trap springs in the dungeon!”</text:span><text:span text:style-name="T3"><text:line-break/><text:line-break/><text:line-break/><text:line-break/><text:line-break/><text:line-break/><text:line-break/><text:line-break/><text:line-break/><text:line-break/></text:span></text:p>
      <text:p text:style-name="P6"><text:span text:style-name="T3"/></text:p>
      <text:list xml:id="list202511845317883" text:continue-numbering="true" text:style-name="OrgNumberedList">
        <text:list-header>
          <text:p text:style-name="P11"><text:span text:style-name="T19">3. </text:span><text:span text:style-name="T25">Guess the type of </text:span><text:span text:style-name="OrgCode"><text:span text:style-name="T25">if</text:span></text:span><text:span text:style-name="T25"> structure and the required pseudocode. </text:span></text:p>
          <text:p text:style-name="P3">You find a locked chest. To open it and claim a reward, you need a lockpick (true/false) and dexterity (0-100) of at least 60. Write pseudocode with the correct <text:span text:style-name="OrgCode">if</text:span> structure for these outcomes: Lockpick and dexterity ≥ 60: <text:span text:style-name="T4">"You open the chest and find treasure!"</text:span>, Lockpick but dexterity &lt; 60: <text:span text:style-name="T4">"You fail to pick the lock."</text:span>, No lockpick: <text:span text:style-name="T4">"You can’t attempt to open the chest."</text:span> </text:p>
          <text:p text:style-name="P9"><text:soft-page-break/><text:span text:style-name="T2">SET </text:span><text:span text:style-name="T11">has lockpick = true<text:line-break/>SET dexterity = 55</text:span><text:span text:style-name="T2"><text:line-break/></text:span><text:span text:style-name="T3">PRINT “You take a moment to assess your status…”</text:span></text:p>
        </text:list-header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xml:id="list202512705364664" text:continue-numbering="true" text:style-name="OrgNumberedList">
        <text:list-header>
          <text:p text:style-name="P13"><text:span text:style-name="T24">4. </text:span>What do you think of this problem/pseudocode? <text:span text:style-name="T27">Correct? Can you fix it?</text:span></text:p>
          <text:p text:style-name="P2">You’re ambushed by goblins. If your strength is high (&gt; 80), you fight them off. If you have a shield (true/false), you take less damage. These are separate actions that can both occur. </text:p>
        </text:list-header>
      </text:list>
      <text:p text:style-name="P12"><text:span text:style-name="T10">SET strength = 85<text:line-break/>SET has_shield = true<text:line-break/><text:line-break/>IF strength &gt; 80 THEN<text:line-break/> <text:s text:c="2"/>PRINT “You fight off the goblins!”<text:line-break/>ELSE IF has_shield THEN<text:line-break/> <text:s text:c="2"/>PRINT “You take less damage!”<text:line-break/>END IF<text:line-break/></text:span></text:p>
      <text:p text:style-name="P12"><text:span text:style-name="T10"/></text:p>
      <text:list xml:id="list202512797306106" text:continue-numbering="true" text:style-name="OrgNumberedList">
        <text:list-header>
          <text:p text:style-name="P13"><text:span text:style-name="T24">5. </text:span>What do you think of this problem/pseudocode? <text:span text:style-name="T27">Correct? Can you fix it?</text:span></text:p>
          <text:p text:style-name="P4">You approach a magical door. To enter, you need a magic gem (true/false) and <text:span text:style-name="T21">ma</text:span><text:span text:style-name="T22">n</text:span><text:span text:style-name="T21">a</text:span> (0-100) of at least 50. Write pseudocode with the correct <text:span text:style-name="OrgCode">if</text:span> structure for: Both true: <text:span text:style-name="T4">"You pass through the door!"</text:span>, Gem but <text:span text:style-name="T21">mana</text:span> &lt; 50: <text:span text:style-name="T4">"The door blocks you."</text:span>, No gem: <text:span text:style-name="T4">"The door remains sealed."</text:span> <text:line-break/><text:line-break/><text:span text:style-name="T7">SET has_gem = true<text:line-break/>SET mana = 40<text:line-break/>PRINT “You face a magical door!”<text:line-break/><text:line-break/></text:span><text:span text:style-name="T8">IF has_gem THEN<text:line-break/> <text:s text:c="4"/></text:span><text:span text:style-name="T9">PRINT “You pass through the door!”<text:line-break/>ELSE IF mana &gt;= 50 THEN<text:line-break/> <text:s text:c="4"/>PRINT “The door blocks you.”<text:line-break/>ELSE<text:line-break/> <text:s text:c="4"/>PRINT “The door remains sealed.”<text:line-break/>END IF</text:span><text:span text:style-name="T8"><text:line-break/> <text:s text:c="4"/></text:span><text:span text:style-name="T20"><text:line-break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" svg:font-family=""/>
    <style:font-face style:name="Fira Mono" svg:font-family="'Fira Mono'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us Birkenkrahe</meta:initial-creator>
    <dc:date>2025-03-14T20:25:10.615868919</dc:date>
    <meta:creation-date>2025-03-14T15:43:58</meta:creation-date>
    <meta:generator>LibreOffice/7.3.7.2$Linux_X86_64 LibreOffice_project/30$Build-2</meta:generator>
    <meta:keyword/>
    <dc:subject/>
    <dc:title>Programming Assignments</dc:title>
    <meta:editing-duration>PT3M16S</meta:editing-duration>
    <meta:editing-cycles>2</meta:editing-cycles>
    <meta:document-statistic meta:table-count="0" meta:image-count="0" meta:object-count="0" meta:page-count="2" meta:paragraph-count="19" meta:word-count="432" meta:character-count="2411" meta:non-whitespace-character-count="1942"/>
    <meta:user-defined meta:name="subtitle">CSC 100</meta:user-defined>
  </office:meta>
</office:document-meta>
</file>